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4284369084294" calcext:value-type="float">
            <text:p>89.4284369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5198725022383" calcext:value-type="float">
            <text:p>90.51987250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3264797977498" calcext:value-type="float">
            <text:p>86.3264797977</text:p>
          </table:table-cell>
          <table:table-cell office:value-type="float" office:value="0" calcext:value-type="float">
            <text:p>0</text:p>
          </table:table-cell>
          <table:table-cell office:value-type="float" office:value="91.905491526174" calcext:value-type="float">
            <text:p>91.9054915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8874869451815" calcext:value-type="float">
            <text:p>91.887486945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4871972957224" calcext:value-type="float">
            <text:p>89.4871972957</text:p>
          </table:table-cell>
          <table:table-cell office:value-type="float" office:value="0" calcext:value-type="float">
            <text:p>0</text:p>
          </table:table-cell>
          <table:table-cell office:value-type="float" office:value="93.6692339478491" calcext:value-type="float">
            <text:p>93.6692339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0137210133951" calcext:value-type="float">
            <text:p>94.013721013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.6936761225709" calcext:value-type="float">
            <text:p>91.6936761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.9576552529551" calcext:value-type="float">
            <text:p>95.9576552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6150117481666" calcext:value-type="float">
            <text:p>86.6150117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.9215118012843" calcext:value-type="float">
            <text:p>91.9215118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3920537570514" calcext:value-type="float">
            <text:p>88.392053757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5224911652291" calcext:value-type="float">
            <text:p>89.5224911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451029118428" calcext:value-type="float">
            <text:p>90.4510291184</text:p>
          </table:table-cell>
          <table:table-cell office:value-type="float" office:value="0" calcext:value-type="float">
            <text:p>0</text:p>
          </table:table-cell>
          <table:table-cell office:value-type="float" office:value="94.0171369102179" calcext:value-type="float">
            <text:p>94.0171369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.9076642397707" calcext:value-type="float">
            <text:p>91.907664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9163586913107" calcext:value-type="float">
            <text:p>91.9163586913</text:p>
          </table:table-cell>
          <table:table-cell office:value-type="float" office:value="0" calcext:value-type="float">
            <text:p>0</text:p>
          </table:table-cell>
          <table:table-cell office:value-type="float" office:value="95.954662877566" calcext:value-type="float">
            <text:p>95.9546628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0136521097054" calcext:value-type="float">
            <text:p>96.01365210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3.6802382320305" calcext:value-type="float">
            <text:p>93.680238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9822218801493" calcext:value-type="float">
            <text:p>93.9822218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9950658714469" calcext:value-type="float">
            <text:p>97.99506587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90.1321012391986" calcext:value-type="float">
            <text:p>90.1321012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5591514931434" calcext:value-type="float">
            <text:p>93.55915149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94.0147952362449" calcext:value-type="float">
            <text:p>94.0147952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office:value-type="float" office:value="97.9995198812789" calcext:value-type="float">
            <text:p>97.999519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996054991034" calcext:value-type="float">
            <text:p>97.996054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95.9687865154854" calcext:value-type="float">
            <text:p>95.9687865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0082370333049" calcext:value-type="float">
            <text:p>96.0082370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0.6070761774579" calcext:value-type="float">
            <text:p>90.60707617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.9349987335187" calcext:value-type="float">
            <text:p>95.9349987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5023221092373" calcext:value-type="float">
            <text:p>93.5023221092</text:p>
          </table:table-cell>
          <table:table-cell office:value-type="float" office:value="0" calcext:value-type="float">
            <text:p>0</text:p>
          </table:table-cell>
          <table:table-cell office:value-type="float" office:value="97.9935454426915" calcext:value-type="float">
            <text:p>97.9935454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95.992740644874" calcext:value-type="float">
            <text:p>95.99274064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6:47:49.187653015</meta:creation-date>
    <dc:date>2017-11-14T16:48:22.608405151</dc:date>
    <meta:editing-duration>PT33S</meta:editing-duration>
    <meta:editing-cycles>1</meta:editing-cycles>
    <meta:document-statistic meta:table-count="1" meta:cell-count="256" meta:object-count="0"/>
    <meta:generator>LibreOffice/5.1.6.2$Linux_X86_64 LibreOffice_project/10m0$Build-2</meta:generator>
  </office:meta>
</office:document-meta>
</file>